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6290000010E000000F8D7225D55F099C312.svg" manifest:media-type="image/svg+xml"/>
  <manifest:file-entry manifest:full-path="Pictures/1000020100000009000000097A17B8CA49DB562B.png" manifest:media-type="image/png"/>
  <manifest:file-entry manifest:full-path="Pictures/10000675000000E2000000F0DD0B73A391036E5A.svg" manifest:media-type="image/svg+xml"/>
  <manifest:file-entry manifest:full-path="Pictures/100015CE0000032C00000100176E517B5708B729.svg" manifest:media-type="image/svg+xml"/>
  <manifest:file-entry manifest:full-path="Pictures/100002010000001E0000000C818E68FB95338F18.png" manifest:media-type="image/png"/>
  <manifest:file-entry manifest:full-path="Pictures/100002010000001F0000000A6FD4D615F4DC9C46.png" manifest:media-type="image/png"/>
  <manifest:file-entry manifest:full-path="Pictures/10000201000000240000000E9A7437C19F99B956.png" manifest:media-type="image/png"/>
  <manifest:file-entry manifest:full-path="Pictures/10000B5E00000136000000F054131A190ED32810.svg" manifest:media-type="image/svg+xml"/>
  <manifest:file-entry manifest:full-path="Pictures/100002010000000C00000009D6CD74F17F825C5B.png" manifest:media-type="image/png"/>
  <manifest:file-entry manifest:full-path="Pictures/1000079F000000E30000010089209FC8D78445AD.svg" manifest:media-type="image/svg+xml"/>
  <manifest:file-entry manifest:full-path="Pictures/100019A50000032300000140CE744BE7D2E32919.svg" manifest:media-type="image/svg+xml"/>
  <manifest:file-entry manifest:full-path="Pictures/10000201000000090000000AA6BE1178C4E1E316.png" manifest:media-type="image/png"/>
  <manifest:file-entry manifest:full-path="Pictures/100002010000000A00000009FFB4D9CC434F1775.png" manifest:media-type="image/png"/>
  <manifest:file-entry manifest:full-path="Pictures/1000059B0000010B00000100FD121BDC777C45E0.svg" manifest:media-type="image/svg+xml"/>
  <manifest:file-entry manifest:full-path="Pictures/100002010000000A0000000A1AC5B03664F371B2.png" manifest:media-type="image/png"/>
  <manifest:file-entry manifest:full-path="Pictures/10001349000003A20000015F6BA81B89985B914D.svg" manifest:media-type="image/svg+xml"/>
  <manifest:file-entry manifest:full-path="Pictures/10000201000000230000000D47051E794ACAF9EC.png" manifest:media-type="image/png"/>
  <manifest:file-entry manifest:full-path="Pictures/100012F2000003C10000017A7648727B7C24A29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000000" draw:marker-start-width="0.322cm" draw:marker-end-width="0.322cm" draw:fill="none" draw:opacity="0%" draw:textarea-horizontal-align="justify" draw:textarea-vertical-align="middle" draw:auto-grow-height="false" fo:min-height="0.938cm" fo:min-width="1.45cm" fo:padding-top="0.166cm" fo:padding-bottom="0.166cm" fo:padding-left="0.291cm" fo:padding-right="0.291cm"/>
    </style:style>
    <style:style style:name="gr3" style:family="graphic" style:parent-style-name="objectwithoutfill">
      <style:graphic-properties svg:stroke-width="0.053cm" svg:stroke-color="#000000" draw:marker-start-width="0.28cm" draw:marker-end="Arrow_20_concave" draw:marker-end-width="0.38cm" draw:fill="solid" draw:textarea-vertical-align="middle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53cm" svg:stroke-color="#000000" draw:marker-start-width="0.28cm" draw:marker-end="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opacity="0%" draw:textarea-horizontal-align="justify" draw:textarea-vertical-align="middle" draw:auto-grow-height="false" fo:min-height="5.54cm" fo:min-width="2.115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opacity="0%" draw:opacity-name="" draw:textarea-horizontal-align="justify" draw:textarea-vertical-align="middle" draw:auto-grow-height="false" fo:min-height="6.937cm" fo:min-width="11.64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opacity="0%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g xml:id="id1" draw:id="id1">
              <draw:g>
                <svg:title>TexMaths</svg:title>
                <svg:desc>15§latex§$RGB$§svg§600§FALSE§</svg:desc>
                <draw:frame draw:style-name="gr1" draw:text-style-name="P1" draw:layer="layout" svg:width="1.217cm" svg:height="0.383cm" svg:x="0.758cm" svg:y="3.197cm">
                  <draw:image xlink:href="Pictures/100015CE0000032C00000100176E517B5708B729.svg" xlink:type="simple" xlink:show="embed" xlink:actuate="onLoad" loext:mime-type="image/svg+xml">
                    <text:p/>
                  </draw:image>
                  <draw:image xlink:href="Pictures/100002010000001F0000000A6FD4D615F4DC9C46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0.358cm" svg:y="2.897cm">
                <text:p/>
                <draw:enhanced-geometry svg:viewBox="0 0 21600 21600" draw:type="rectangle" draw:enhanced-path="M 0 0 L 21600 0 21600 21600 0 21600 0 0 Z N"/>
              </draw:custom-shape>
            </draw:g>
            <draw:g xml:id="id2" draw:id="id2">
              <draw:custom-shape draw:style-name="gr2" draw:text-style-name="P2" xml:id="id5" draw:id="id5" draw:layer="layout" svg:width="2.032cm" svg:height="1.27cm" svg:x="3.392cm" svg:y="2.818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H$§svg§600§FALSE§</svg:desc>
                <draw:frame draw:style-name="gr1" draw:text-style-name="P1" draw:layer="layout" svg:width="0.464cm" svg:height="0.359cm" svg:x="3.792cm" svg:y="3.118cm">
                  <draw:image xlink:href="Pictures/10000B5E00000136000000F054131A190ED32810.svg" xlink:type="simple" xlink:show="embed" xlink:actuate="onLoad" loext:mime-type="image/svg+xml">
                    <text:p/>
                  </draw:image>
                  <draw:image xlink:href="Pictures/100002010000000C00000009D6CD74F17F825C5B.png" xlink:type="simple" xlink:show="embed" xlink:actuate="onLoad" loext:mime-type="image/png"/>
                </draw:frame>
              </draw:g>
            </draw:g>
            <draw:g xml:id="id4" draw:id="id4">
              <draw:g>
                <svg:title>TexMaths</svg:title>
                <svg:desc>15§latex§$Gray$§svg§600§FALSE§</svg:desc>
                <draw:frame draw:style-name="gr1" draw:text-style-name="P1" draw:layer="layout" svg:width="1.203cm" svg:height="0.479cm" svg:x="3.792cm" svg:y="1.123cm">
                  <draw:image xlink:href="Pictures/100019A50000032300000140CE744BE7D2E32919.svg" xlink:type="simple" xlink:show="embed" xlink:actuate="onLoad" loext:mime-type="image/svg+xml">
                    <text:p/>
                  </draw:image>
                  <draw:image xlink:href="Pictures/100002010000001E0000000C818E68FB95338F18.png" xlink:type="simple" xlink:show="embed" xlink:actuate="onLoad" loext:mime-type="image/png"/>
                </draw:frame>
              </draw:g>
              <draw:custom-shape draw:style-name="gr2" draw:text-style-name="P2" xml:id="id11" draw:id="id11" draw:layer="layout" svg:width="2.032cm" svg:height="1.27cm" svg:x="3.392cm" svg:y="0.823cm">
                <text:p/>
                <draw:enhanced-geometry svg:viewBox="0 0 21600 21600" draw:type="rectangle" draw:enhanced-path="M 0 0 L 21600 0 21600 21600 0 21600 0 0 Z N"/>
              </draw:custom-shape>
            </draw:g>
            <draw:g xml:id="id3" draw:id="id3">
              <draw:g>
                <svg:title>TexMaths</svg:title>
                <svg:desc>15§latex§$S$§svg§600§FALSE§</svg:desc>
                <draw:frame draw:style-name="gr1" draw:text-style-name="P1" draw:layer="layout" svg:width="0.339cm" svg:height="0.383cm" svg:x="3.792cm" svg:y="4.553cm">
                  <draw:image xlink:href="Pictures/1000079F000000E30000010089209FC8D78445AD.svg" xlink:type="simple" xlink:show="embed" xlink:actuate="onLoad" loext:mime-type="image/svg+xml">
                    <text:p/>
                  </draw:image>
                  <draw:image xlink:href="Pictures/10000201000000090000000AA6BE1178C4E1E316.png" xlink:type="simple" xlink:show="embed" xlink:actuate="onLoad" loext:mime-type="image/png"/>
                </draw:frame>
              </draw:g>
              <draw:custom-shape draw:style-name="gr2" draw:text-style-name="P2" xml:id="id7" draw:id="id7" draw:layer="layout" svg:width="2.032cm" svg:height="1.27cm" svg:x="3.392cm" svg:y="4.253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3" draw:text-style-name="P3" draw:layer="layout" draw:type="line" svg:x1="2.39cm" svg:y1="3.532cm" svg:x2="3.392cm" svg:y2="3.453cm" draw:start-shape="id1" draw:start-glue-point="1" draw:end-shape="id2" draw:end-glue-point="3" svg:d="M2390 3532l1002-79" svg:viewBox="0 0 1003 80">
              <text:p/>
            </draw:connector>
            <draw:connector draw:style-name="gr3" draw:text-style-name="P3" draw:layer="layout" draw:type="line" svg:x1="2.39cm" svg:y1="3.532cm" svg:x2="3.392cm" svg:y2="4.888cm" draw:start-shape="id1" draw:start-glue-point="1" draw:end-shape="id3" draw:end-glue-point="3" svg:d="M2390 3532l1002 1356" svg:viewBox="0 0 1003 1357">
              <text:p/>
            </draw:connector>
            <draw:connector draw:style-name="gr3" draw:text-style-name="P3" draw:layer="layout" draw:type="line" svg:x1="2.39cm" svg:y1="3.532cm" svg:x2="3.392cm" svg:y2="1.458cm" draw:start-shape="id1" draw:start-glue-point="1" draw:end-shape="id4" draw:end-glue-point="3" svg:d="M2390 3532l1002-2074" svg:viewBox="0 0 1003 2075">
              <text:p/>
            </draw:connector>
            <draw:g xml:id="id6" draw:id="id6">
              <draw:custom-shape draw:style-name="gr2" draw:text-style-name="P2" xml:id="id8" draw:id="id8" draw:layer="layout" svg:width="2.032cm" svg:height="1.27cm" svg:x="6.447cm" svg:y="3.499cm">
                <text:p/>
                <draw:enhanced-geometry svg:viewBox="0 0 21600 21600" draw:type="rectangle" draw:enhanced-path="M 0 0 L 21600 0 21600 21600 0 21600 0 0 Z N"/>
              </draw:custom-shape>
              <draw:g>
                <svg:title>TexMaths</svg:title>
                <svg:desc>15§latex§$C$§svg§600§FALSE§</svg:desc>
                <draw:frame draw:style-name="gr1" draw:text-style-name="P1" draw:layer="layout" svg:width="0.399cm" svg:height="0.383cm" svg:x="6.847cm" svg:y="3.799cm">
                  <draw:image xlink:href="Pictures/1000059B0000010B00000100FD121BDC777C45E0.svg" xlink:type="simple" xlink:show="embed" xlink:actuate="onLoad" loext:mime-type="image/svg+xml">
                    <text:p/>
                  </draw:image>
                  <draw:image xlink:href="Pictures/100002010000000A0000000A1AC5B03664F371B2.png" xlink:type="simple" xlink:show="embed" xlink:actuate="onLoad" loext:mime-type="image/png"/>
                </draw:frame>
              </draw:g>
            </draw:g>
            <draw:g xml:id="id9" draw:id="id9">
              <draw:g>
                <svg:title>TexMaths</svg:title>
                <svg:desc>15§latex§$\mathrm{Re}(C)$§svg§600§FALSE§</svg:desc>
                <draw:frame draw:style-name="gr1" draw:text-style-name="P1" draw:layer="layout" svg:width="1.394cm" svg:height="0.525cm" svg:x="9.961cm" svg:y="2.929cm">
                  <draw:image xlink:href="Pictures/10001349000003A20000015F6BA81B89985B914D.svg" xlink:type="simple" xlink:show="embed" xlink:actuate="onLoad" loext:mime-type="image/svg+xml">
                    <text:p/>
                  </draw:image>
                  <draw:image xlink:href="Pictures/10000201000000230000000D47051E794ACAF9EC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9.561cm" svg:y="2.62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xml:id="id10" draw:id="id10">
              <draw:g>
                <svg:title>TexMaths</svg:title>
                <svg:desc>15§latex§$\mathrm{Im}(C)$§svg§600§FALSE§</svg:desc>
                <draw:frame draw:style-name="gr1" draw:text-style-name="P1" draw:layer="layout" svg:width="1.44cm" svg:height="0.566cm" svg:x="9.961cm" svg:y="4.634cm">
                  <draw:image xlink:href="Pictures/100012F2000003C10000017A7648727B7C24A29E.svg" xlink:type="simple" xlink:show="embed" xlink:actuate="onLoad" loext:mime-type="image/svg+xml">
                    <text:p/>
                  </draw:image>
                  <draw:image xlink:href="Pictures/10000201000000240000000E9A7437C19F99B956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9.561cm" svg:y="4.334cm">
                <text:p/>
                <draw:enhanced-geometry svg:viewBox="0 0 21600 21600" draw:type="rectangle" draw:enhanced-path="M 0 0 L 21600 0 21600 21600 0 21600 0 0 Z N"/>
              </draw:custom-shape>
            </draw:g>
            <draw:g xml:id="id12" draw:id="id12">
              <draw:custom-shape draw:style-name="gr2" draw:text-style-name="P2" draw:layer="layout" svg:width="2.032cm" svg:height="1.27cm" svg:x="9.561cm" svg:y="0.82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g>
                <svg:title>TexMaths</svg:title>
                <svg:desc>15§latex§$L$§svg§600§FALSE§</svg:desc>
                <draw:frame draw:style-name="gr1" draw:text-style-name="P1" draw:layer="layout" svg:width="0.338cm" svg:height="0.359cm" svg:x="9.961cm" svg:y="1.123cm">
                  <draw:image xlink:href="Pictures/10000675000000E2000000F0DD0B73A391036E5A.svg" xlink:type="simple" xlink:show="embed" xlink:actuate="onLoad" loext:mime-type="image/svg+xml">
                    <text:p/>
                  </draw:image>
                  <draw:image xlink:href="Pictures/1000020100000009000000097A17B8CA49DB562B.png" xlink:type="simple" xlink:show="embed" xlink:actuate="onLoad" loext:mime-type="image/png"/>
                </draw:frame>
              </draw:g>
            </draw:g>
            <draw:connector draw:style-name="gr4" draw:text-style-name="P3" draw:layer="layout" draw:type="line" svg:x1="5.424cm" svg:y1="3.453cm" svg:x2="6.447cm" svg:y2="4.134cm" draw:start-shape="id5" draw:start-glue-point="1" draw:end-shape="id6" draw:end-glue-point="3" svg:d="M5424 3453l1023 681" svg:viewBox="0 0 1024 682">
              <text:p/>
            </draw:connector>
            <draw:connector draw:style-name="gr4" draw:text-style-name="P3" draw:layer="layout" draw:type="line" svg:x1="5.424cm" svg:y1="4.888cm" svg:x2="6.447cm" svg:y2="4.134cm" draw:start-shape="id7" draw:start-glue-point="1" draw:end-shape="id6" draw:end-glue-point="3" svg:d="M5424 4888l1023-754" svg:viewBox="0 0 1024 755">
              <text:p/>
            </draw:connector>
            <draw:connector draw:style-name="gr4" draw:text-style-name="P3" draw:layer="layout" draw:type="line" svg:x1="8.479cm" svg:y1="4.134cm" svg:x2="9.561cm" svg:y2="3.264cm" draw:start-shape="id8" draw:start-glue-point="1" draw:end-shape="id9" draw:end-glue-point="3" svg:d="M8479 4134l1082-870" svg:viewBox="0 0 1083 871">
              <text:p/>
            </draw:connector>
            <draw:connector draw:style-name="gr4" draw:text-style-name="P3" draw:layer="layout" draw:type="line" svg:x1="8.479cm" svg:y1="4.134cm" svg:x2="9.561cm" svg:y2="4.969cm" draw:start-shape="id8" draw:start-glue-point="1" draw:end-shape="id10" draw:end-glue-point="3" svg:d="M8479 4134l1082 835" svg:viewBox="0 0 1083 836">
              <text:p/>
            </draw:connector>
            <draw:connector draw:style-name="gr4" draw:text-style-name="P3" draw:layer="layout" draw:type="line" svg:x1="5.424cm" svg:y1="1.458cm" svg:x2="9.561cm" svg:y2="1.458cm" draw:start-shape="id11" draw:start-glue-point="1" draw:end-shape="id12" draw:end-glue-point="3" svg:d="M5424 1458h4137" svg:viewBox="0 0 4138 1">
              <text:p/>
            </draw:connector>
            <draw:g xml:id="id13" draw:id="id13">
              <draw:g>
                <svg:title>TexMaths</svg:title>
                <svg:desc>15§latex§$V$§svg§600§FALSE§</svg:desc>
                <draw:frame draw:style-name="gr1" draw:text-style-name="P1" draw:layer="layout" svg:width="0.404cm" svg:height="0.371cm" svg:x="3.792cm" svg:y="5.988cm">
                  <draw:image xlink:href="Pictures/100006290000010E000000F8D7225D55F099C312.svg" xlink:type="simple" xlink:show="embed" xlink:actuate="onLoad" loext:mime-type="image/svg+xml">
                    <text:p/>
                  </draw:image>
                  <draw:image xlink:href="Pictures/100002010000000A00000009FFB4D9CC434F1775.png" xlink:type="simple" xlink:show="embed" xlink:actuate="onLoad" loext:mime-type="image/png"/>
                </draw:frame>
              </draw:g>
              <draw:custom-shape draw:style-name="gr2" draw:text-style-name="P2" draw:layer="layout" svg:width="2.032cm" svg:height="1.27cm" svg:x="3.392cm" svg:y="5.688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3" draw:text-style-name="P3" draw:layer="layout" draw:type="line" svg:x1="2.39cm" svg:y1="3.532cm" svg:x2="3.392cm" svg:y2="6.323cm" draw:start-shape="id1" draw:start-glue-point="1" draw:end-shape="id13" draw:end-glue-point="3" svg:d="M2390 3532l1002 2791" svg:viewBox="0 0 1003 2792">
              <text:p/>
            </draw:connector>
            <draw:custom-shape draw:style-name="gr5" draw:text-style-name="P2" draw:layer="layout" svg:width="2.667cm" svg:height="5.842cm" svg:x="9.244cm" svg:y="0.35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6" draw:text-style-name="P4" draw:layer="layout" svg:width="12.192cm" svg:height="7.239cm" svg:x="0.038cm" svg:y="0.03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268cm" fo:page-height="7.3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3:33:29.513034000</meta:creation-date>
    <dc:date>2021-01-25T14:55:25.328988572</dc:date>
    <meta:editing-duration>PT2M16S</meta:editing-duration>
    <meta:editing-cycles>4</meta:editing-cycles>
    <meta:generator>LibreOffice/6.4.6.2$Linux_X86_64 LibreOffice_project/40$Build-2</meta:generator>
    <meta:document-statistic meta:object-count="49"/>
  </office:meta>
</office:document-meta>
</file>